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729fcf"/>
      <style:paragraph-properties fo:text-align="center"/>
      <style:text-properties fo:color="#ffffff" fo:font-size="10pt" style:font-size-asian="10pt" style:font-size-complex="10pt"/>
    </style:style>
    <style:style style:name="P5" style:family="paragraph">
      <style:paragraph-properties fo:text-align="center"/>
      <style:text-properties fo:color="#ffffff" fo:font-size="8pt" style:font-size-asian="8pt" style:font-size-complex="8pt"/>
    </style:style>
    <style:style style:name="P6" style:family="paragraph">
      <loext:graphic-properties draw:fill-color="#ffff00"/>
    </style:style>
    <style:style style:name="P7" style:family="paragraph">
      <loext:graphic-properties draw:fill-color="#ffd428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afd095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ffa6a6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9df8f9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9df8f9"/>
    </style:style>
    <style:style style:name="P12" style:family="paragraph">
      <loext:graphic-properties draw:fill-color="#ffa6a6"/>
    </style:style>
    <style:style style:name="P13" style:family="paragraph">
      <loext:graphic-properties draw:fill-color="#afd095"/>
    </style:style>
    <style:style style:name="P14" style:family="paragraph">
      <loext:graphic-properties draw:fill-color="#ffd428"/>
    </style:style>
    <style:style style:name="P15" style:family="paragraph">
      <loext:graphic-properties draw:fill-color="#ffd428"/>
      <style:paragraph-properties fo:text-align="center"/>
      <style:text-properties fo:font-size="8pt" style:font-size-asian="8pt" style:font-size-complex="8pt"/>
    </style:style>
    <style:style style:name="P16" style:family="paragraph">
      <loext:graphic-properties draw:fill-color="#afd095"/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-color="#9df8f9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-color="#ff6d6d"/>
      <style:paragraph-properties fo:text-align="center"/>
      <style:text-properties fo:font-size="8pt" style:font-size-asian="8pt" style:font-size-complex="8pt"/>
    </style:style>
    <style:style style:name="P19" style:family="paragraph">
      <loext:graphic-properties draw:fill-color="#ff6d6d"/>
    </style:style>
    <style:style style:name="P20" style:family="paragraph">
      <loext:graphic-properties draw:fill-color="#ffa6a6"/>
      <style:paragraph-properties fo:text-align="center"/>
      <style:text-properties fo:font-size="8pt" style:font-size-asian="8pt" style:font-size-complex="8pt"/>
    </style:style>
    <style:style style:name="P21" style:family="paragraph">
      <loext:graphic-properties draw:fill-color="#ffa6a6"/>
      <style:paragraph-properties fo:text-align="center"/>
      <style:text-properties fo:color="#000000" fo:font-size="8pt" style:font-size-asian="8pt" style:font-size-complex="8pt"/>
    </style:style>
    <style:style style:name="P22" style:family="paragraph">
      <loext:graphic-properties draw:fill-color="#9df8f9"/>
      <style:paragraph-properties fo:text-align="center"/>
      <style:text-properties fo:color="#000000" fo:font-size="8pt" style:font-size-asian="8pt" style:font-size-complex="8pt"/>
    </style:style>
    <style:style style:name="P23" style:family="paragraph">
      <loext:graphic-properties draw:fill-color="#ffde59"/>
      <style:paragraph-properties fo:text-align="center"/>
      <style:text-properties fo:color="#000000" fo:font-size="8pt" style:font-size-asian="8pt" style:font-size-complex="8pt"/>
    </style:style>
    <style:style style:name="P24" style:family="paragraph">
      <loext:graphic-properties draw:fill-color="#afd095"/>
      <style:paragraph-properties fo:text-align="center"/>
      <style:text-properties fo:color="#000000" fo:font-size="8pt" style:font-size-asian="8pt" style:font-size-complex="8pt"/>
    </style:style>
    <style:style style:name="P25" style:family="paragraph">
      <loext:graphic-properties draw:fill="none" draw:fill-color="#ffffff"/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8pt" style:font-size-asian="8pt" style:font-size-complex="8pt"/>
    </style:style>
    <style:style style:name="T7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gr1" style:family="graphic">
      <style:graphic-properties draw:fill-color="#ffff00" draw:textarea-horizontal-align="justify" draw:textarea-vertical-align="middle" draw:auto-grow-height="false" fo:min-height="1.434cm" fo:min-width="5.932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-color="#729fcf" draw:textarea-horizontal-align="justify" draw:textarea-vertical-align="middle" draw:auto-grow-height="false" fo:min-height="0.9cm" fo:min-width="3.1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378cm" fo:min-width="3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993cm" fo:min-width="2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007cm" fo:min-width="2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981cm" fo:min-width="1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413cm" fo:min-width="0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63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695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f00" draw:textarea-horizontal-align="justify" draw:textarea-vertical-align="middle" draw:auto-grow-height="false" fo:min-height="0.695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d428" draw:textarea-horizontal-align="justify" draw:textarea-vertical-align="middle" draw:auto-grow-height="false" fo:min-height="0.82cm" fo:min-width="2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afd095" draw:textarea-horizontal-align="justify" draw:textarea-vertical-align="middle" draw:auto-grow-height="false" fo:min-height="0.818cm" fo:min-width="3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ffa6a6" draw:textarea-horizontal-align="justify" draw:textarea-vertical-align="middle" draw:auto-grow-height="false" fo:min-height="0.836cm" fo:min-width="3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9df8f9" draw:textarea-horizontal-align="justify" draw:textarea-vertical-align="middle" draw:auto-grow-height="false" fo:min-height="0.792cm" fo:min-width="2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9df8f9" draw:textarea-horizontal-align="justify" draw:textarea-vertical-align="middle" draw:auto-grow-height="false" fo:min-height="0.695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a6a6" draw:textarea-horizontal-align="justify" draw:textarea-vertical-align="middle" draw:auto-grow-height="false" fo:min-height="0.695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afd095" draw:textarea-horizontal-align="justify" draw:textarea-vertical-align="middle" draw:auto-grow-height="false" fo:min-height="0.695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d428" draw:textarea-horizontal-align="justify" draw:textarea-vertical-align="middle" draw:auto-grow-height="false" fo:min-height="0.695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ffd428" draw:textarea-horizontal-align="justify" draw:textarea-vertical-align="middle" draw:auto-grow-height="false" fo:min-height="0.82cm" fo:min-width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ffd428" draw:textarea-horizontal-align="justify" draw:textarea-vertical-align="middle" draw:auto-grow-height="false" fo:min-height="0.82cm" fo:min-width="2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ffd428" draw:textarea-horizontal-align="justify" draw:textarea-vertical-align="middle" draw:auto-grow-height="false" fo:min-height="1.035cm" fo:min-width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ffd428" draw:textarea-horizontal-align="justify" draw:textarea-vertical-align="middle" draw:auto-grow-height="false" fo:min-height="0.824cm" fo:min-width="2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ffd428" draw:textarea-horizontal-align="justify" draw:textarea-vertical-align="middle" draw:auto-grow-height="false" fo:min-height="1.677cm" fo:min-width="2.6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ffd428" draw:textarea-horizontal-align="justify" draw:textarea-vertical-align="middle" draw:auto-grow-height="false" fo:min-height="0.134cm" fo:min-width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ffd428" draw:textarea-horizontal-align="justify" draw:textarea-vertical-align="middle" draw:auto-grow-height="false" fo:min-height="2.401cm" fo:min-width="2.8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ffd428" draw:textarea-horizontal-align="justify" draw:textarea-vertical-align="middle" draw:auto-grow-height="false" fo:min-height="2.42cm" fo:min-width="2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ffd428" draw:textarea-horizontal-align="justify" draw:textarea-vertical-align="middle" draw:auto-grow-height="false" fo:min-height="0.503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ffd428" draw:textarea-horizontal-align="justify" draw:textarea-vertical-align="middle" draw:auto-grow-height="false" fo:min-height="0.515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-color="#ffd428" draw:textarea-horizontal-align="justify" draw:textarea-vertical-align="middle" draw:auto-grow-height="false" fo:min-height="0.573cm" fo:min-width="0.2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-color="#afd095" draw:textarea-horizontal-align="justify" draw:textarea-vertical-align="middle" draw:auto-grow-height="false" fo:min-height="0.82cm" fo:min-width="2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-color="#afd095" draw:textarea-horizontal-align="justify" draw:textarea-vertical-align="middle" draw:auto-grow-height="false" fo:min-height="0.82cm" fo:min-width="2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fill-color="#afd095" draw:textarea-horizontal-align="justify" draw:textarea-vertical-align="middle" draw:auto-grow-height="false" fo:min-height="1.018cm" fo:min-width="2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fill-color="#afd095" draw:textarea-horizontal-align="justify" draw:textarea-vertical-align="middle" draw:auto-grow-height="false" fo:min-height="1.596cm" fo:min-width="2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fill-color="#afd095" draw:textarea-horizontal-align="justify" draw:textarea-vertical-align="middle" draw:auto-grow-height="false" fo:min-height="0.792cm" fo:min-width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fill-color="#afd095" draw:textarea-horizontal-align="justify" draw:textarea-vertical-align="middle" draw:auto-grow-height="false" fo:min-height="1.411cm" fo:min-width="2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fill-color="#afd095" draw:textarea-horizontal-align="justify" draw:textarea-vertical-align="middle" draw:auto-grow-height="false" fo:min-height="0.134cm" fo:min-width="0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fill-color="#9df8f9" draw:textarea-horizontal-align="justify" draw:textarea-vertical-align="middle" draw:auto-grow-height="false" fo:min-height="0.792cm" fo:min-width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fill-color="#ff6d6d" draw:textarea-horizontal-align="justify" draw:textarea-vertical-align="middle" draw:auto-grow-height="false" fo:min-height="0.792cm" fo:min-width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fill-color="#ffa6a6" draw:textarea-horizontal-align="justify" draw:textarea-vertical-align="middle" draw:auto-grow-height="false" fo:min-height="0.134cm" fo:min-width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fill-color="#ff6d6d" draw:textarea-horizontal-align="justify" draw:textarea-vertical-align="middle" draw:auto-grow-height="false" fo:min-height="0.134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fill-color="#9df8f9" draw:textarea-horizontal-align="justify" draw:textarea-vertical-align="middle" draw:auto-grow-height="false" fo:min-height="0.134cm" fo:min-width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fill-color="#9df8f9" draw:textarea-horizontal-align="justify" draw:textarea-vertical-align="middle" draw:auto-grow-height="false" fo:min-height="0.134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fill-color="#ffa6a6" draw:textarea-horizontal-align="justify" draw:textarea-vertical-align="middle" draw:auto-grow-height="false" fo:min-height="1.348cm" fo:min-width="2.4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fill-color="#ffa6a6" draw:textarea-horizontal-align="justify" draw:textarea-vertical-align="middle" draw:auto-grow-height="false" fo:min-height="0.233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fill-color="#ffa6a6" draw:textarea-horizontal-align="justify" draw:textarea-vertical-align="middle" draw:auto-grow-height="false" fo:min-height="1.072cm" fo:min-width="2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fill-color="#ffa6a6" draw:textarea-horizontal-align="justify" draw:textarea-vertical-align="middle" draw:auto-grow-height="false" fo:min-height="2.016cm" fo:min-width="2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fill-color="#ffa6a6" draw:textarea-horizontal-align="justify" draw:textarea-vertical-align="middle" draw:auto-grow-height="false" fo:min-height="2.104cm" fo:min-width="2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fill-color="#ffa6a6" draw:textarea-horizontal-align="justify" draw:textarea-vertical-align="middle" draw:auto-grow-height="false" fo:min-height="1.822cm" fo:min-width="2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fill-color="#ffa6a6" draw:textarea-horizontal-align="justify" draw:textarea-vertical-align="middle" draw:auto-grow-height="false" fo:min-height="1.822cm" fo:min-width="2.6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fill-color="#ffa6a6" draw:textarea-horizontal-align="justify" draw:textarea-vertical-align="middle" draw:auto-grow-height="false" fo:min-height="0.923cm" fo:min-width="2.4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fill-color="#ffa6a6" draw:textarea-horizontal-align="justify" draw:textarea-vertical-align="middle" draw:auto-grow-height="false" fo:min-height="0.134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fill-color="#ffa6a6" draw:textarea-horizontal-align="justify" draw:textarea-vertical-align="middle" draw:auto-grow-height="false" fo:min-height="0.286cm" fo:min-width="0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fill-color="#ff6d6d" draw:textarea-horizontal-align="justify" draw:textarea-vertical-align="middle" draw:auto-grow-height="false" fo:min-height="1.397cm" fo:min-width="1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textarea-horizontal-align="justify" draw:textarea-vertical-align="middle" draw:auto-grow-height="false" fo:min-height="1.378cm" fo:min-width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fill-color="#ffa6a6" draw:textarea-horizontal-align="justify" draw:textarea-vertical-align="middle" draw:auto-grow-height="false" fo:min-height="1.378cm" fo:min-width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fill-color="#9df8f9" draw:textarea-horizontal-align="justify" draw:textarea-vertical-align="middle" draw:auto-grow-height="false" fo:min-height="1.378cm" fo:min-width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fill-color="#ffde59" draw:textarea-horizontal-align="justify" draw:textarea-vertical-align="middle" draw:auto-grow-height="false" fo:min-height="1.378cm" fo:min-width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fill-color="#afd095" draw:textarea-horizontal-align="justify" draw:textarea-vertical-align="middle" draw:auto-grow-height="false" fo:min-height="1.378cm" fo:min-width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1" draw:text-style-name="P3" svg:width="5.933cm" svg:height="1.435cm" svg:x="8.969cm" svg:y="0.028cm"><text:p text:style-name="P2">1) Recommender System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Shape2" draw:style-name="gr2" draw:text-style-name="P4" svg:width="3.132cm" svg:height="0.9cm" svg:x="0.152cm" svg:y="3.069cm"><text:p text:style-name="P2"><text:span text:style-name="T1">a</text:span><text:span text:style-name="T1">) </text:span><text:span text:style-name="T1">L</text:span><text:span text:style-name="T1">i</text:span><text:span text:style-name="T1">t</text:span><text:span text:style-name="T1">e</text:span><text:span text:style-name="T1">r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R</text:span><text:span text:style-name="T1">e</text:span><text:span text:style-name="T1">v</text:span><text:span text:style-name="T1">i</text:span><text:span text:style-name="T1">e</text:span><text:span text:style-name="T1">w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Shape2" draw:style-name="gr3" draw:text-style-name="P5" svg:width="3.047cm" svg:height="1.378cm" svg:x="-1.842cm" svg:y="6.9cm"><text:p text:style-name="P2"><text:span text:style-name="T2">1) </text:span><text:span text:style-name="T2">Jour</text:span><text:span text:style-name="T2">nals</text:span></text:p><text:p text:style-name="P2"><text:span text:style-name="T2">&amp;</text:span></text:p><text:p text:style-name="P2"><text:span text:style-name="T2">Onli</text:span><text:span text:style-name="T2">ne </text:span><text:span text:style-name="T2">Data</text:span><text:span text:style-name="T2">base</text:span><text:span text:style-name="T2">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Shape2" draw:style-name="gr4" draw:text-style-name="P5" svg:width="2.266cm" svg:height="0.994cm" svg:x="0.732cm" svg:y="5.179cm"><text:p text:style-name="P2"><text:span text:style-name="T2">ii) Past </text:span></text:p><text:p text:style-name="P2"><text:span text:style-name="T2">Publication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Shape2" draw:style-name="gr5" draw:text-style-name="P5" svg:width="2.199cm" svg:height="1.008cm" svg:x="3.209cm" svg:y="5.166cm"><text:p text:style-name="P2"><text:span text:style-name="T2">i</text:span><text:span text:style-name="T2">i</text:span><text:span text:style-name="T2">i</text:span><text:span text:style-name="T2">) </text:span><text:span text:style-name="T2">P</text:span><text:span text:style-name="T2">a</text:span><text:span text:style-name="T2">s</text:span><text:span text:style-name="T2">t </text:span></text:p><text:p text:style-name="P2"><text:span text:style-name="T2">C</text:span><text:span text:style-name="T2">o</text:span><text:span text:style-name="T2">n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Shape2" draw:style-name="gr6" draw:text-style-name="P5" svg:width="1.89cm" svg:height="0.981cm" svg:x="-1.318cm" svg:y="5.193cm"><text:p text:style-name="P2"><text:span text:style-name="T2">i) </text:span><text:span text:style-name="T2">Lib</text:span><text:span text:style-name="T2">rar</text:span><text:span text:style-name="T2">y</text:span></text:p><text:p text:style-name="P2"><text:span text:style-name="T2">Sea</text:span><text:span text:style-name="T2">rch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6" draw:name="Shape3" draw:style-name="gr7" draw:text-style-name="P2" svg:x1="1.593cm" svg:y1="2.275cm" svg:x2="23.149cm" svg:y2="2.275cm"><text:p/></draw:line><draw:custom-shape text:anchor-type="paragraph" draw:z-index="7" draw:name="Shape4" draw:style-name="gr8" svg:width="0.354cm" svg:height="0.472cm" svg:x="1.482cm" svg:y="3.96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5" draw:style-name="gr9" svg:width="0.281cm" svg:height="0.719cm" svg:x="-0.489cm" svg:y="4.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5" draw:style-name="gr9" svg:width="0.281cm" svg:height="0.719cm" svg:x="-0.591cm" svg:y="6.1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5" draw:style-name="gr9" svg:width="0.281cm" svg:height="0.719cm" svg:x="4.186cm" svg:y="4.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5" draw:style-name="gr9" svg:width="0.281cm" svg:height="0.719cm" svg:x="1.524cm" svg:y="4.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5" draw:style-name="gr10" svg:width="0.281cm" svg:height="0.795cm" svg:x="1.524cm" svg:y="2.2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5" draw:style-name="gr11" draw:text-style-name="P6" svg:width="0.281cm" svg:height="0.795cm" svg:x="11.726cm" svg:y="1.46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6" draw:style-name="gr12" draw:text-style-name="P7" svg:width="2.603cm" svg:height="0.821cm" svg:x="5.597cm" svg:y="3.074cm"><text:p text:style-name="P2"><text:span text:style-name="T3">b) Development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name="Shape6" draw:style-name="gr13" draw:text-style-name="P8" svg:width="3.749cm" svg:height="0.819cm" svg:x="9.437cm" svg:y="3.062cm"><text:p text:style-name="P2"><text:span text:style-name="T3">c) Testing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name="Shape6" draw:style-name="gr14" draw:text-style-name="P9" svg:width="3.749cm" svg:height="0.837cm" svg:x="15.092cm" svg:y="3.046cm"><text:p text:style-name="P2"><text:span text:style-name="T3">d) Observation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name="Shape6" draw:style-name="gr15" draw:text-style-name="P10" svg:width="2.752cm" svg:height="0.793cm" svg:x="21.518cm" svg:y="3.074cm"><text:p text:style-name="P2"><text:span text:style-name="T3">e) Report Writing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name="Shape5" draw:style-name="gr16" draw:text-style-name="P11" svg:width="0.281cm" svg:height="0.795cm" svg:x="22.931cm" svg:y="2.281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name="Shape5" draw:style-name="gr17" draw:text-style-name="P12" svg:width="0.281cm" svg:height="0.795cm" svg:x="16.872cm" svg:y="2.25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Shape5" draw:style-name="gr18" draw:text-style-name="P13" svg:width="0.281cm" svg:height="0.795cm" svg:x="10.903cm" svg:y="2.26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Shape5" draw:style-name="gr19" draw:text-style-name="P14" svg:width="0.281cm" svg:height="0.795cm" svg:x="6.789cm" svg:y="2.28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22" draw:name="Shape3" draw:style-name="gr7" draw:text-style-name="P2" svg:x1="-0.429cm" svg:y1="4.451cm" svg:x2="4.304cm" svg:y2="4.44cm"><text:p/></draw:line><draw:custom-shape text:anchor-type="paragraph" draw:z-index="23" draw:name="Shape6" draw:style-name="gr20" draw:text-style-name="P15" svg:width="2.352cm" svg:height="0.821cm" svg:x="6.348cm" svg:y="4.382cm"><text:p text:style-name="P2"><text:span text:style-name="T4">i) Genre Term</text:span></text:p><text:p text:style-name="P2"><text:span text:style-name="T4">Vector Generation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name="Shape6" draw:style-name="gr20" draw:text-style-name="P15" svg:width="2.352cm" svg:height="0.821cm" svg:x="6.345cm" svg:y="12.134cm"><text:p text:style-name="P2"><text:span text:style-name="T4">vi) Hybridiz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name="Shape6" draw:style-name="gr21" draw:text-style-name="P15" svg:width="2.685cm" svg:height="0.821cm" svg:x="6.352cm" svg:y="10.991cm"><text:p text:style-name="P2"><text:span text:style-name="T4">v) Clustering approach</text:span></text:p><text:p text:style-name="P2"><text:span text:style-name="T4">Using tag genom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name="Shape6" draw:style-name="gr22" draw:text-style-name="P15" svg:width="2.352cm" svg:height="1.036cm" svg:x="6.362cm" svg:y="5.724cm"><text:p text:style-name="P2"><text:span text:style-name="T4">ii) Baseline</text:span></text:p><text:p text:style-name="P2"><text:span text:style-name="T4">Recommender</text:span></text:p><text:p text:style-name="P2"><text:span text:style-name="T4">System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name="Shape6" draw:style-name="gr23" draw:text-style-name="P15" svg:width="2.354cm" svg:height="0.825cm" svg:x="6.376cm" svg:y="9.664cm"><text:p text:style-name="P2"><text:span text:style-name="T4">iv) Stemming on</text:span></text:p><text:p text:style-name="P2"><text:span text:style-name="T4">Tag Genom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name="Shape6" draw:style-name="gr24" draw:text-style-name="P15" svg:width="2.666cm" svg:height="1.678cm" svg:x="6.348cm" svg:y="7.553cm"><text:p text:style-name="P2"><text:span text:style-name="T4">iii) Multiprofile mean</text:span></text:p><text:p text:style-name="P2"><text:span text:style-name="T4">Weighting using</text:span></text:p><text:p text:style-name="P2"><text:span text:style-name="T4">genre decimal</text:span></text:p><text:p text:style-name="P2"><text:span text:style-name="T4">Term vector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9" draw:name="Shape7" draw:style-name="gr7" draw:text-style-name="P2" svg:x1="5.789cm" svg:y1="3.895cm" svg:x2="5.791cm" svg:y2="12.561cm"><text:p/></draw:line><draw:custom-shape text:anchor-type="paragraph" draw:z-index="30" draw:name="Shape8" draw:style-name="gr25" draw:text-style-name="P14" svg:width="0.56cm" svg:height="0.265cm" svg:x="5.789cm" svg:y="4.6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1" draw:name="Shape8" draw:style-name="gr25" draw:text-style-name="P14" svg:width="0.56cm" svg:height="0.265cm" svg:x="5.789cm" svg:y="6.0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2" draw:name="Shape8" draw:style-name="gr25" draw:text-style-name="P14" svg:width="0.56cm" svg:height="0.265cm" svg:x="5.791cm" svg:y="8.18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3" draw:name="Shape8" draw:style-name="gr25" draw:text-style-name="P14" svg:width="0.56cm" svg:height="0.265cm" svg:x="5.789cm" svg:y="9.9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4" draw:name="Shape8" draw:style-name="gr25" draw:text-style-name="P14" svg:width="0.56cm" svg:height="0.265cm" svg:x="5.791cm" svg:y="12.36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5" draw:name="Shape6" draw:style-name="gr26" draw:text-style-name="P15" svg:width="2.809cm" svg:height="2.401cm" svg:x="6.72cm" svg:y="14.159cm"><text:p text:style-name="P2"><text:span text:style-name="T4">2) Multiprofile Mean</text:span></text:p><text:p text:style-name="P2"><text:span text:style-name="T4">Weighting of genre</text:span></text:p><text:p text:style-name="P2"><text:span text:style-name="T4">Decimal term vector</text:span></text:p><text:p text:style-name="P2"><text:span text:style-name="T5">Hybridized with</text:span></text:p><text:p text:style-name="P2"><text:span text:style-name="T4">‘</text:span><text:span text:style-name="T4">Clustering approach</text:span></text:p><text:p text:style-name="P2"><text:span text:style-name="T4">Using tag genomes</text:span></text:p><text:p text:style-name="P2"><text:span text:style-name="T4">With stemming’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6" draw:name="Shape6" draw:style-name="gr27" draw:text-style-name="P15" svg:width="2.883cm" svg:height="2.421cm" svg:x="2.69cm" svg:y="14.157cm"><text:p text:style-name="P2"><text:span text:style-name="T4">1) Multiprofile Mean</text:span></text:p><text:p text:style-name="P2"><text:span text:style-name="T4">Weighting of genre</text:span></text:p><text:p text:style-name="P2"><text:span text:style-name="T4">Decimal term vector</text:span></text:p><text:p text:style-name="P2"><text:span text:style-name="T5">Hybridized with</text:span></text:p><text:p text:style-name="P2"><text:span text:style-name="T4">‘</text:span><text:span text:style-name="T4">Clustering approach</text:span></text:p><text:p text:style-name="P2"><text:span text:style-name="T4">Using tag genomes</text:span></text:p><text:p text:style-name="P2"><text:span text:style-name="T4">Without stemming’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7" draw:name="Shape3" draw:style-name="gr7" draw:text-style-name="P2" svg:x1="4.094cm" svg:y1="13.584cm" svg:x2="8.25cm" svg:y2="13.554cm"><text:p/></draw:line><draw:custom-shape text:anchor-type="paragraph" draw:z-index="38" draw:name="Shape9" draw:style-name="gr28" draw:text-style-name="P14" svg:width="0.283cm" svg:height="0.574cm" svg:x="8.033cm" svg:y="13.55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9" draw:name="Shape9" draw:style-name="gr29" draw:text-style-name="P14" svg:width="0.283cm" svg:height="0.588cm" svg:x="6.923cm" svg:y="12.95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0" draw:name="Shape9" draw:style-name="gr30" draw:text-style-name="P14" svg:width="0.283cm" svg:height="0.574cm" svg:x="4.023cm" svg:y="13.584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41" draw:name="Shape7" draw:style-name="gr7" draw:text-style-name="P2" svg:x1="9.611cm" svg:y1="3.881cm" svg:x2="9.611cm" svg:y2="11.436cm"><text:p/></draw:line><draw:custom-shape text:anchor-type="paragraph" draw:z-index="42" draw:name="Shape6" draw:style-name="gr31" draw:text-style-name="P16" svg:width="2.714cm" svg:height="0.821cm" svg:x="10.082cm" svg:y="9.717cm"><text:p text:style-name="P2"><text:span text:style-name="T4">v) Clustering approach</text:span></text:p><text:p text:style-name="P2"><text:span text:style-name="T4">Using tag genom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name="Shape6" draw:style-name="gr32" draw:text-style-name="P16" svg:width="2.557cm" svg:height="0.821cm" svg:x="10.082cm" svg:y="8.698cm"><text:p text:style-name="P2"><text:span text:style-name="T4">iv) stemming result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name="Shape6" draw:style-name="gr33" draw:text-style-name="P16" svg:width="2.587cm" svg:height="1.019cm" svg:x="10.084cm" svg:y="7.534cm"><text:p text:style-name="P2"><text:span text:style-name="T4">iii) working of</text:span></text:p><text:p text:style-name="P2"><text:span text:style-name="T4">Baseline</text:span></text:p><text:p text:style-name="P2"><text:span text:style-name="T4">recommender system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name="Shape6" draw:style-name="gr34" draw:text-style-name="P16" svg:width="2.449cm" svg:height="1.597cm" svg:x="10.082cm" svg:y="5.676cm"><text:p text:style-name="P2"><text:span text:style-name="T4">ii) working of</text:span></text:p><text:p text:style-name="P2"><text:span text:style-name="T4">Multiprofile mean</text:span></text:p><text:p text:style-name="P2"><text:span text:style-name="T4">Weighting using</text:span></text:p><text:p text:style-name="P2"><text:span text:style-name="T4">genre decimal</text:span></text:p><text:p text:style-name="P2"><text:span text:style-name="T4">Term vect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6" draw:name="Shape6" draw:style-name="gr35" draw:text-style-name="P16" svg:width="2.352cm" svg:height="0.793cm" svg:x="10.068cm" svg:y="4.433cm"><text:p text:style-name="P2"><text:span text:style-name="T4">i) term vector</text:span></text:p><text:p text:style-name="P2"><text:span text:style-name="T4">for genr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8" draw:name="Shape8" draw:style-name="gr37" draw:text-style-name="P13" svg:width="0.458cm" svg:height="0.265cm" svg:x="9.611cm" svg:y="4.62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9" draw:name="Shape8" draw:style-name="gr37" draw:text-style-name="P13" svg:width="0.458cm" svg:height="0.265cm" svg:x="9.62cm" svg:y="10.05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0" draw:name="Shape8" draw:style-name="gr37" draw:text-style-name="P13" svg:width="0.458cm" svg:height="0.265cm" svg:x="9.611cm" svg:y="9.01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1" draw:name="Shape8" draw:style-name="gr37" draw:text-style-name="P13" svg:width="0.458cm" svg:height="0.265cm" svg:x="9.62cm" svg:y="8.04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2" draw:name="Shape8" draw:style-name="gr37" draw:text-style-name="P13" svg:width="0.458cm" svg:height="0.265cm" svg:x="9.611cm" svg:y="6.33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3" draw:name="Shape6" draw:style-name="gr38" draw:text-style-name="P17" svg:width="2.352cm" svg:height="0.793cm" svg:x="22.253cm" svg:y="7.285cm"><text:p text:style-name="P2"><text:span text:style-name="T4">iv) Thesis Writing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4" draw:name="Shape6" draw:style-name="gr38" draw:text-style-name="P17" svg:width="2.352cm" svg:height="0.793cm" svg:x="22.255cm" svg:y="5.242cm"><text:p text:style-name="P2"><text:span text:style-name="T4">ii) Paper 1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5" draw:name="Shape6" draw:style-name="gr38" draw:text-style-name="P17" svg:width="2.352cm" svg:height="0.793cm" svg:x="22.237cm" svg:y="4.226cm"><text:p text:style-name="P2"><text:span text:style-name="T4">i) Project Proposal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6" draw:name="Shape6" draw:style-name="gr39" draw:text-style-name="P18" svg:width="2.352cm" svg:height="0.793cm" svg:x="22.285cm" svg:y="8.343cm"><text:p text:style-name="P2"><text:span text:style-name="T4">v) Time Permitting</text:span></text:p><text:p text:style-name="P2"><text:span text:style-name="T4">Paper 3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7" draw:name="Shape6" draw:style-name="gr38" draw:text-style-name="P17" svg:width="2.352cm" svg:height="0.793cm" svg:x="22.253cm" svg:y="6.316cm"><text:p text:style-name="P2"><text:span text:style-name="T4">iii) Paper 2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58" draw:name="Shape7" draw:style-name="gr7" draw:text-style-name="P2" svg:x1="21.724cm" svg:y1="3.866cm" svg:x2="21.772cm" svg:y2="8.743cm"><text:p/></draw:line><draw:custom-shape text:anchor-type="paragraph" draw:z-index="59" draw:name="Shape8" draw:style-name="gr40" draw:text-style-name="P12" svg:width="0.664cm" svg:height="0.265cm" svg:x="14.402cm" svg:y="6.55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0" draw:name="Shape8" draw:style-name="gr41" draw:text-style-name="P19" svg:width="0.514cm" svg:height="0.265cm" svg:x="21.772cm" svg:y="8.58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1" draw:name="Shape8" draw:style-name="gr42" draw:text-style-name="P11" svg:width="0.466cm" svg:height="0.265cm" svg:x="21.772cm" svg:y="7.52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2" draw:name="Shape8" draw:style-name="gr43" draw:text-style-name="P11" svg:width="0.514cm" svg:height="0.265cm" svg:x="21.74cm" svg:y="6.52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3" draw:name="Shape8" draw:style-name="gr43" draw:text-style-name="P11" svg:width="0.514cm" svg:height="0.265cm" svg:x="21.742cm" svg:y="5.4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4" draw:name="Shape6" draw:style-name="gr44" draw:text-style-name="P20" svg:width="2.456cm" svg:height="1.348cm" svg:x="15.771cm" svg:y="4.209cm"><text:p text:style-name="P2"><text:span text:style-name="T4">i) Recommendation</text:span></text:p><text:p text:style-name="P2"><text:span text:style-name="T4">results</text:span></text:p><text:p text:style-name="P2"><text:span text:style-name="T4">and its relevance</text:span></text:p><text:p text:style-name="P2"><text:span text:style-name="T4">to user’s profile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65" draw:name="Shape3" draw:style-name="gr7" draw:text-style-name="P2" svg:x1="14.402cm" svg:y1="5.846cm" svg:x2="18.108cm" svg:y2="5.846cm"><text:p/></draw:line><draw:line text:anchor-type="paragraph" draw:z-index="66" draw:name="Shape7" draw:style-name="gr7" draw:text-style-name="P2" svg:x1="14.402cm" svg:y1="5.846cm" svg:x2="14.39cm" svg:y2="12.873cm"><text:p/></draw:line><draw:line text:anchor-type="paragraph" draw:z-index="67" draw:name="Shape7" draw:style-name="gr7" draw:text-style-name="P2" svg:x1="18.108cm" svg:y1="5.846cm" svg:x2="18.117cm" svg:y2="9.741cm"><text:p/></draw:line><draw:custom-shape text:anchor-type="paragraph" draw:z-index="68" draw:name="Shape5" draw:style-name="gr45" draw:text-style-name="P12" svg:width="0.281cm" svg:height="0.265cm" svg:x="16.93cm" svg:y="5.55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9" draw:name="Shape6" draw:style-name="gr46" draw:text-style-name="P20" svg:width="2.486cm" svg:height="1.073cm" svg:x="15.065cm" svg:y="6.14cm"><text:p text:style-name="P2"><text:span text:style-name="T4">1) Baseline – Results</text:span></text:p><text:p text:style-name="P2"><text:span text:style-name="T4">using User Genre</text:span></text:p><text:p text:style-name="P2"><text:span text:style-name="T4">Term Vect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0" draw:name="Shape6" draw:style-name="gr47" draw:text-style-name="P20" svg:width="2.486cm" svg:height="2.017cm" svg:x="15.064cm" svg:y="9.696cm"><text:p text:style-name="P2"><text:span text:style-name="T4">3) Results using</text:span></text:p><text:p text:style-name="P2"><text:span text:style-name="T4">user genome</text:span></text:p><text:p text:style-name="P2"><text:span text:style-name="T4">term vector</text:span></text:p><text:p text:style-name="P2"><text:span text:style-name="T4">(stemming) and</text:span></text:p><text:p text:style-name="P2"><text:span text:style-name="T4">Comparison</text:span></text:p><text:p text:style-name="P2"><text:span text:style-name="T4">with Baselin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1" draw:name="Shape6" draw:style-name="gr48" draw:text-style-name="P20" svg:width="2.486cm" svg:height="2.105cm" svg:x="15.079cm" svg:y="7.373cm"><text:p text:style-name="P2"><text:span text:style-name="T4">2) Results using</text:span></text:p><text:p text:style-name="P2"><text:span text:style-name="T4">user genome</text:span></text:p><text:p text:style-name="P2"><text:span text:style-name="T4">term vector</text:span></text:p><text:p text:style-name="P2"><text:span text:style-name="T4">(non-stemming)</text:span></text:p><text:p text:style-name="P2"><text:span text:style-name="T4">and comparison</text:span></text:p><text:p text:style-name="P2"><text:span text:style-name="T4">with Baselin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2" draw:name="Shape6" draw:style-name="gr49" draw:text-style-name="P20" svg:width="2.486cm" svg:height="1.823cm" svg:x="15.079cm" svg:y="11.933cm"><text:p text:style-name="P2"><text:span text:style-name="T4">4) (1, 2 &amp; 3) using</text:span></text:p><text:p text:style-name="P2"><text:span text:style-name="T4">Clustering approach</text:span></text:p><text:p text:style-name="P2"><text:span text:style-name="T4">with tag-genom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3" draw:name="Shape6" draw:style-name="gr50" draw:text-style-name="P20" svg:width="2.671cm" svg:height="1.823cm" svg:x="18.621cm" svg:y="5.935cm"><text:p text:style-name="P2"><text:span text:style-name="T4">5) ‘Multiprofile mean</text:span></text:p><text:p text:style-name="P2"><text:span text:style-name="T4">Weighting using</text:span></text:p><text:p text:style-name="P2"><text:span text:style-name="T4">Genre decimal term</text:span></text:p><text:p text:style-name="P2"><text:span text:style-name="T4">vect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4" draw:name="Shape6" draw:style-name="gr51" draw:text-style-name="P20" svg:width="2.486cm" svg:height="0.923cm" svg:x="18.65cm" svg:y="7.994cm"><text:p text:style-name="P2"><text:span text:style-name="T4">6) Hybrid</text:span></text:p><text:p text:style-name="P2"><text:span text:style-name="T4">approach (1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5" draw:name="Shape8" draw:style-name="gr40" draw:text-style-name="P12" svg:width="0.664cm" svg:height="0.265cm" svg:x="14.402cm" svg:y="12.71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6" draw:name="Shape8" draw:style-name="gr40" draw:text-style-name="P12" svg:width="0.664cm" svg:height="0.265cm" svg:x="14.39cm" svg:y="10.49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7" draw:name="Shape8" draw:style-name="gr40" draw:text-style-name="P12" svg:width="0.664cm" svg:height="0.265cm" svg:x="14.402cm" svg:y="8.19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8" draw:name="Shape8" draw:style-name="gr52" draw:text-style-name="P12" svg:width="0.514cm" svg:height="0.265cm" svg:x="18.108cm" svg:y="6.60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9" draw:name="Shape8" draw:style-name="gr52" draw:text-style-name="P12" svg:width="0.514cm" svg:height="0.265cm" svg:x="18.117cm" svg:y="8.42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0" draw:name="Shape5" draw:style-name="gr53" draw:text-style-name="P12" svg:width="0.281cm" svg:height="0.327cm" svg:x="16.886cm" svg:y="3.88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1" draw:name="Shape8" draw:style-name="gr43" draw:text-style-name="P11" svg:width="0.514cm" svg:height="0.265cm" svg:x="21.724cm" svg:y="4.4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2" draw:name="Shape6" draw:style-name="gr54" draw:text-style-name="P18" svg:width="1.706cm" svg:height="1.398cm" svg:x="22.066cm" svg:y="16.092cm"><text:p text:style-name="P2"><text:span text:style-name="T4">Will be</text:span></text:p><text:p text:style-name="P2"><text:span text:style-name="T4">Done if Time</text:span></text:p><text:p text:style-name="P2"><text:span text:style-name="T4">Permit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3" draw:name="Shape2" draw:style-name="gr55" draw:text-style-name="P5" svg:width="1.694cm" svg:height="1.378cm" svg:x="18.299cm" svg:y="14.601cm"><text:p text:style-name="P2"><text:span text:style-name="T2">Literature</text:span></text:p><text:p text:style-name="P2"><text:span text:style-name="T2">Review</text:span></text:p><text:p text:style-name="P2"><text:span text:style-name="T2">Task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4" draw:name="Shape2" draw:style-name="gr56" draw:text-style-name="P21" svg:width="1.694cm" svg:height="1.378cm" svg:x="18.329cm" svg:y="16.125cm"><text:p text:style-name="P2"><text:span text:style-name="T6">Observation</text:span></text:p><text:p text:style-name="P2"><text:span text:style-name="T6">Task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5" draw:name="Shape2" draw:style-name="gr57" draw:text-style-name="P22" svg:width="1.694cm" svg:height="1.378cm" svg:x="20.197cm" svg:y="16.117cm"><text:p text:style-name="P2"><text:span text:style-name="T6">Report</text:span></text:p><text:p text:style-name="P2"><text:span text:style-name="T6">Writing</text:span></text:p><text:p text:style-name="P2"><text:span text:style-name="T6">Task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6" draw:name="Shape2" draw:style-name="gr58" draw:text-style-name="P23" svg:width="1.694cm" svg:height="1.378cm" svg:x="20.193cm" svg:y="14.617cm"><text:p text:style-name="P2"><text:span text:style-name="T6">Development</text:span></text:p><text:p text:style-name="P2"><text:span text:style-name="T6">Task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7" draw:name="Shape2" draw:style-name="gr59" draw:text-style-name="P24" svg:width="1.694cm" svg:height="1.378cm" svg:x="22.063cm" svg:y="14.621cm"><text:p text:style-name="P2"><text:span text:style-name="T6">Testing</text:span></text:p><text:p text:style-name="P2"><text:span text:style-name="T6">Tasks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88" draw:name="Shape11" draw:style-name="gr7" draw:text-style-name="P2" svg:x1="18.208cm" svg:y1="17.589cm" svg:x2="18.166cm" svg:y2="14.086cm"><text:p/></draw:line><draw:line text:anchor-type="paragraph" draw:z-index="89" draw:name="Shape11" draw:style-name="gr7" draw:text-style-name="P2" svg:x1="23.853cm" svg:y1="17.589cm" svg:x2="23.839cm" svg:y2="14.086cm"><text:p/></draw:line><draw:line text:anchor-type="paragraph" draw:z-index="90" draw:name="Shape3" draw:style-name="gr7" draw:text-style-name="P2" svg:x1="18.166cm" svg:y1="17.537cm" svg:x2="23.839cm" svg:y2="17.537cm"><text:p/></draw:line><draw:line text:anchor-type="paragraph" draw:z-index="91" draw:name="Shape3" draw:style-name="gr7" draw:text-style-name="P2" svg:x1="18.166cm" svg:y1="14.086cm" svg:x2="23.839cm" svg:y2="14.086cm"><text:p/></draw:line><draw:frame text:anchor-type="paragraph" draw:z-index="92" draw:name="Shape12" draw:style-name="gr60" draw:text-style-name="P25" svg:width="5.102cm" svg:height="0.408cm" svg:x="18.487cm" svg:y="14.086cm"><draw:text-box><text:p><text:span text:style-name="T7">Box Color Descriptions</text:span></text:p></draw:text-box></draw:frame><draw:custom-shape text:anchor-type="paragraph" draw:z-index="47" draw:name="Shape6" draw:style-name="gr36" draw:text-style-name="P16" svg:width="2.557cm" svg:height="1.412cm" svg:x="10.081cm" svg:y="10.709cm"><text:p text:style-name="P2"><text:span text:style-name="T4">vi) Verify</text:span></text:p><text:p text:style-name="P2"><text:span text:style-name="T4">Development task</text:span></text:p><text:p text:style-name="P2"><text:span text:style-name="T4">(b)(v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3" draw:name="Shape8" draw:style-name="gr37" draw:text-style-name="P13" svg:width="0.458cm" svg:height="0.265cm" svg:x="9.611cm" svg:y="11.2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4" draw:name="Shape8" draw:style-name="gr25" draw:text-style-name="P14" svg:width="0.56cm" svg:height="0.265cm" svg:x="5.789cm" svg:y="11.2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5" draw:name="Shape6" draw:style-name="gr51" draw:text-style-name="P20" svg:width="2.486cm" svg:height="0.923cm" svg:x="18.648cm" svg:y="9.162cm"><text:p text:style-name="P2"><text:span text:style-name="T4">7) Hybrid</text:span></text:p><text:p text:style-name="P2"><text:span text:style-name="T4">approach (2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6" draw:name="Shape8" draw:style-name="gr52" draw:text-style-name="P12" svg:width="0.514cm" svg:height="0.265cm" svg:x="18.117cm" svg:y="9.54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23:25:29.500862653</meta:creation-date>
    <dc:date>2019-03-03T17:37:29.479796836</dc:date>
    <meta:editing-duration>PT2H10M14S</meta:editing-duration>
    <meta:editing-cycles>36</meta:editing-cycles>
    <meta:generator>LibreOffice/6.2.0.3$Linux_X86_64 LibreOffice_project/7214efd935fe89a596a09a8da3a4bcd40563e27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